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pLeft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hip0</text:p>
          </table:table-cell>
          <table:table-cell office:value-type="string" calcext:value-type="string">
            <text:p>Chip1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Chip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11" calcext:value-type="float">
            <text:p>511</text:p>
          </table:table-cell>
          <table:table-cell table:formula="of:=([.B4] - 256) - (([.C4] - 256) - 255)*25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511" calcext:value-type="float">
            <text:p>511</text:p>
          </table:table-cell>
          <table:table-cell table:formula="of:=([.B5] - 256) - (([.C5] - 256) - 255)*25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511" calcext:value-type="float">
            <text:p>511</text:p>
          </table:table-cell>
          <table:table-cell table:formula="of:=([.B6] - 256) - (([.C6] - 256) - 255)*25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511" calcext:value-type="float">
            <text:p>511</text:p>
          </table:table-cell>
          <table:table-cell table:formula="of:=([.B7] - 256) - (([.C7] - 256) - 255)*25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511" calcext:value-type="float">
            <text:p>511</text:p>
          </table:table-cell>
          <table:table-cell table:formula="of:=([.B8] - 256) - (([.C8] - 256) - 255)*25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511" calcext:value-type="float">
            <text:p>511</text:p>
          </table:table-cell>
          <table:table-cell table:formula="of:=([.B9] - 256) - (([.C9] - 256) - 255)*256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511" calcext:value-type="float">
            <text:p>511</text:p>
          </table:table-cell>
          <table:table-cell table:formula="of:=([.B10] - 256) - (([.C10] - 256) - 255)*25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10" calcext:value-type="float">
            <text:p>510</text:p>
          </table:table-cell>
          <table:table-cell table:formula="of:=([.B11] - 256) - (([.C11] - 256) - 255)*256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510" calcext:value-type="float">
            <text:p>510</text:p>
          </table:table-cell>
          <table:table-cell table:formula="of:=([.B12] - 256) - (([.C12] - 256) - 255)*256"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510" calcext:value-type="float">
            <text:p>510</text:p>
          </table:table-cell>
          <table:table-cell table:formula="of:=([.B13] - 256) - (([.C13] - 256) - 255)*256"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510" calcext:value-type="float">
            <text:p>510</text:p>
          </table:table-cell>
          <table:table-cell table:formula="of:=([.B14] - 256) - (([.C14] - 256) - 255)*256"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510" calcext:value-type="float">
            <text:p>510</text:p>
          </table:table-cell>
          <table:table-cell table:formula="of:=([.B15] - 256) - (([.C15] - 256) - 255)*256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510" calcext:value-type="float">
            <text:p>510</text:p>
          </table:table-cell>
          <table:table-cell table:formula="of:=([.B16] - 256) - (([.C16] - 256) - 255)*256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510" calcext:value-type="float">
            <text:p>510</text:p>
          </table:table-cell>
          <table:table-cell table:formula="of:=([.B17] - 256) - (([.C17] - 256) - 255)*256"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510" calcext:value-type="float">
            <text:p>510</text:p>
          </table:table-cell>
          <table:table-cell table:formula="of:=([.B18] - 256) - (([.C18] - 256) - 255)*256"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510" calcext:value-type="float">
            <text:p>510</text:p>
          </table:table-cell>
          <table:table-cell table:formula="of:=([.B19] - 256) - (([.C19] - 256) - 255)*256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510" calcext:value-type="float">
            <text:p>510</text:p>
          </table:table-cell>
          <table:table-cell table:formula="of:=([.B20] - 256) - (([.C20] - 256) - 255)*256"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510" calcext:value-type="float">
            <text:p>510</text:p>
          </table:table-cell>
          <table:table-cell table:formula="of:=([.B21] - 256) - (([.C21] - 256) - 255)*256"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510" calcext:value-type="float">
            <text:p>510</text:p>
          </table:table-cell>
          <table:table-cell table:formula="of:=([.B22] - 256) - (([.C22] - 256) - 255)*256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256" calcext:value-type="float">
            <text:p>256</text:p>
          </table:table-cell>
          <table:table-cell table:formula="of:=([.B23] - 256) - (([.C23] - 256) - 255)*256" office:value-type="float" office:value="65534" calcext:value-type="float">
            <text:p>655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256" calcext:value-type="float">
            <text:p>256</text:p>
          </table:table-cell>
          <table:table-cell table:formula="of:=([.B24] - 256) - (([.C24] - 256) - 255)*256" office:value-type="float" office:value="65535" calcext:value-type="float">
            <text:p>6553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/>
          <table:table-cell table:formula="of:=256*256 + (255 - ([.B26] - 256)) + [.C26]*256" office:value-type="float" office:value="65536" calcext:value-type="float">
            <text:p>65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/>
          <table:table-cell table:formula="of:=256*256 + (255 - ([.B27] - 256)) + [.C27]*256" office:value-type="float" office:value="65537" calcext:value-type="float">
            <text:p>655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/>
          <table:table-cell table:formula="of:=256*256 + (255 - ([.B28] - 256)) + [.C28]*256" office:value-type="float" office:value="65538" calcext:value-type="float">
            <text:p>655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/>
          <table:table-cell table:formula="of:=256*256 + (255 - ([.B29] - 256)) + [.C29]*256" office:value-type="float" office:value="65788" calcext:value-type="float">
            <text:p>657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table:formula="of:=256*256 + (255 - ([.B30] - 256)) + [.C30]*256" office:value-type="float" office:value="65787" calcext:value-type="float">
            <text:p>657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/>
          <table:table-cell table:formula="of:=256*256 + (255 - ([.B31] - 256)) + [.C31]*256" office:value-type="float" office:value="65786" calcext:value-type="float">
            <text:p>657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/>
          <table:table-cell table:formula="of:=256*256 + (255 - ([.B32] - 256)) + [.C32]*256" office:value-type="float" office:value="65785" calcext:value-type="float">
            <text:p>657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/>
          <table:table-cell table:formula="of:=256*256 + (255 - ([.B33] - 256)) + [.C33]*256" office:value-type="float" office:value="65784" calcext:value-type="float">
            <text:p>657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/>
          <table:table-cell table:formula="of:=256*256 + (255 - ([.B34] - 256)) + [.C34]*256" office:value-type="float" office:value="65783" calcext:value-type="float">
            <text:p>657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/>
          <table:table-cell table:formula="of:=256*256 + (255 - ([.B35] - 256)) + [.C35]*256" office:value-type="float" office:value="65782" calcext:value-type="float">
            <text:p>657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/>
          <table:table-cell table:formula="of:=256*256 + (255 - ([.B36] - 256)) + [.C36]*256" office:value-type="float" office:value="65781" calcext:value-type="float">
            <text:p>657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/>
          <table:table-cell table:formula="of:=256*256 + (255 - ([.B37] - 256)) + [.C37]*256" office:value-type="float" office:value="65780" calcext:value-type="float">
            <text:p>657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256*256 + (255 - ([.B38] - 256)) + [.C38]*256" office:value-type="float" office:value="65779" calcext:value-type="float">
            <text:p>657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256*256 + (255 - ([.B39] - 256)) + [.C39]*256" office:value-type="float" office:value="131070" calcext:value-type="float">
            <text:p>1310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256*256 + (255 - ([.B40] - 256)) + [.C40]*256" office:value-type="float" office:value="131071" calcext:value-type="float">
            <text:p>13107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256*256  + (255 -  [.B42]) +256*[.C42]" office:value-type="float" office:value="131072" calcext:value-type="float">
            <text:p>131072</text:p>
          </table:table-cell>
          <table:table-cell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256*256  + (255 -  [.B43]) +256*[.C43]" office:value-type="float" office:value="131073" calcext:value-type="float">
            <text:p>131073</text:p>
          </table:table-cell>
          <table:table-cell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256*256  + (255 -  [.B44]) +256*[.C44]" office:value-type="float" office:value="131074" calcext:value-type="float">
            <text:p>131074</text:p>
          </table:table-cell>
          <table:table-cell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256*256  + (255 -  [.B45]) +256*[.C45]" office:value-type="float" office:value="131075" calcext:value-type="float">
            <text:p>131075</text:p>
          </table:table-cell>
          <table:table-cell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256*256  + (255 -  [.B46]) +256*[.C46]" office:value-type="float" office:value="131076" calcext:value-type="float">
            <text:p>131076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256*256  + (255 -  [.B47]) +256*[.C47]" office:value-type="float" office:value="131077" calcext:value-type="float">
            <text:p>131077</text:p>
          </table:table-cell>
          <table:table-cell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256*256  + (255 -  [.B48]) +256*[.C48]" office:value-type="float" office:value="131078" calcext:value-type="float">
            <text:p>131078</text:p>
          </table:table-cell>
          <table:table-cell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256*256  + (255 -  [.B49]) +256*[.C49]" office:value-type="float" office:value="131079" calcext:value-type="float">
            <text:p>131079</text:p>
          </table:table-cell>
          <table:table-cell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256*256  + (255 -  [.B50]) +256*[.C50]" office:value-type="float" office:value="131080" calcext:value-type="float">
            <text:p>131080</text:p>
          </table:table-cell>
          <table:table-cell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256*256  + (255 -  [.B51]) +256*[.C51]" office:value-type="float" office:value="131081" calcext:value-type="float">
            <text:p>131081</text:p>
          </table:table-cell>
          <table:table-cell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256*256  + (255 -  [.B52]) +256*[.C52]" office:value-type="float" office:value="131082" calcext:value-type="float">
            <text:p>131082</text:p>
          </table:table-cell>
          <table:table-cell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256*256  + (255 -  [.B53]) +256*[.C53]" office:value-type="float" office:value="131083" calcext:value-type="float">
            <text:p>131083</text:p>
          </table:table-cell>
          <table:table-cell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256*256  + (255 -  [.B54]) +256*[.C54]" office:value-type="float" office:value="131084" calcext:value-type="float">
            <text:p>13108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2*256*256  + (255 -  [.B55]) +256*[.C55]" office:value-type="float" office:value="196606" calcext:value-type="float">
            <text:p>19660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2*256*256  + (255 -  [.B56]) +256*[.C56]" office:value-type="float" office:value="196607" calcext:value-type="float">
            <text:p>1966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3*256*256  +[.B58]- (([.C58] - 256) - 255)*256" office:value-type="float" office:value="196608" calcext:value-type="float">
            <text:p>1966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3*256*256  +[.B59]- (([.C59] - 256) - 255)*256" office:value-type="float" office:value="196609" calcext:value-type="float">
            <text:p>1966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3*256*256  +[.B60]- (([.C60] - 256) - 255)*256" office:value-type="float" office:value="196610" calcext:value-type="float">
            <text:p>1966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3*256*256  +[.B61]- (([.C61] - 256) - 255)*256" office:value-type="float" office:value="196611" calcext:value-type="float">
            <text:p>1966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3*256*256  +[.B62]- (([.C62] - 256) - 255)*256" office:value-type="float" office:value="196612" calcext:value-type="float">
            <text:p>1966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3*256*256  +[.B63]- (([.C63] - 256) - 255)*256" office:value-type="float" office:value="196613" calcext:value-type="float">
            <text:p>1966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3*256*256  +[.B64]- (([.C64] - 256) - 255)*256" office:value-type="float" office:value="196614" calcext:value-type="float">
            <text:p>19661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3*256*256  +[.B65]- (([.C65] - 256) - 255)*256" office:value-type="float" office:value="196615" calcext:value-type="float">
            <text:p>19661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3*256*256  +[.B66]- (([.C66] - 256) - 255)*256" office:value-type="float" office:value="196616" calcext:value-type="float">
            <text:p>1966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3*256*256  +[.B67]- (([.C67] - 256) - 255)*256" office:value-type="float" office:value="196617" calcext:value-type="float">
            <text:p>19661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3*256*256  +[.B68]- (([.C68] - 256) - 255)*256" office:value-type="float" office:value="196618" calcext:value-type="float">
            <text:p>19661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3*256*256  +[.B69]- (([.C69] - 256) - 255)*256" office:value-type="float" office:value="196619" calcext:value-type="float">
            <text:p>19661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3*256*256  +[.B70]- (([.C70] - 256) - 255)*256" office:value-type="float" office:value="196620" calcext:value-type="float">
            <text:p>19662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3*256*256  +[.B71]- (([.C71] - 256) - 255)*256" office:value-type="float" office:value="196621" calcext:value-type="float">
            <text:p>196621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formula="of:=3*256*256  +[.B72]- (([.C72] - 256) - 255)*256" office:value-type="float" office:value="262142" calcext:value-type="float">
            <text:p>262142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formula="of:=3*256*256  +[.B73]- (([.C73] - 256) - 255)*256" office:value-type="float" office:value="262143" calcext:value-type="float">
            <text:p>262143</text:p>
          </table:table-cell>
        </table:table-row>
      </table:table>
      <table:table table:name="LEFT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hip0</text:p>
          </table:table-cell>
          <table:table-cell office:value-type="string" calcext:value-type="string">
            <text:p>Chip1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Chip3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255" calcext:value-type="float">
            <text:p>255</text:p>
          </table:table-cell>
          <table:table-cell table:formula="of:= (255 - [.C4]) + (511-[.B4])*25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254" calcext:value-type="float">
            <text:p>254</text:p>
          </table:table-cell>
          <table:table-cell table:formula="of:= (255 - [.C5]) + (511-[.B5])*25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253" calcext:value-type="float">
            <text:p>253</text:p>
          </table:table-cell>
          <table:table-cell table:formula="of:= (255 - [.C6]) + (511-[.B6])*25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252" calcext:value-type="float">
            <text:p>252</text:p>
          </table:table-cell>
          <table:table-cell table:formula="of:= (255 - [.C7]) + (511-[.B7])*25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251" calcext:value-type="float">
            <text:p>251</text:p>
          </table:table-cell>
          <table:table-cell table:formula="of:= (255 - [.C8]) + (511-[.B8])*25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250" calcext:value-type="float">
            <text:p>250</text:p>
          </table:table-cell>
          <table:table-cell table:formula="of:= (255 - [.C9]) + (511-[.B9])*256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249" calcext:value-type="float">
            <text:p>249</text:p>
          </table:table-cell>
          <table:table-cell table:formula="of:= (255 - [.C10]) + (511-[.B10])*25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248" calcext:value-type="float">
            <text:p>248</text:p>
          </table:table-cell>
          <table:table-cell table:formula="of:= (255 - [.C11]) + (511-[.B11])*256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247" calcext:value-type="float">
            <text:p>247</text:p>
          </table:table-cell>
          <table:table-cell table:formula="of:= (255 - [.C12]) + (511-[.B12])*256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246" calcext:value-type="float">
            <text:p>246</text:p>
          </table:table-cell>
          <table:table-cell table:formula="of:= (255 - [.C13]) + (511-[.B13])*256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245" calcext:value-type="float">
            <text:p>245</text:p>
          </table:table-cell>
          <table:table-cell table:formula="of:= (255 - [.C14]) + (511-[.B14])*25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255" calcext:value-type="float">
            <text:p>255</text:p>
          </table:table-cell>
          <table:table-cell table:formula="of:= (255 - [.C15]) + (511-[.B15])*256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255" calcext:value-type="float">
            <text:p>255</text:p>
          </table:table-cell>
          <table:table-cell table:formula="of:= (255 - [.C16]) + (511-[.B16])*256"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254" calcext:value-type="float">
            <text:p>254</text:p>
          </table:table-cell>
          <table:table-cell table:formula="of:= (255 - [.C17]) + (511-[.B17])*256"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254" calcext:value-type="float">
            <text:p>254</text:p>
          </table:table-cell>
          <table:table-cell table:formula="of:= (255 - [.C18]) + (511-[.B18])*256" office:value-type="float" office:value="1025" calcext:value-type="float">
            <text:p>1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254" calcext:value-type="float">
            <text:p>254</text:p>
          </table:table-cell>
          <table:table-cell table:formula="of:= (255 - [.C19]) + (511-[.B19])*256" office:value-type="float" office:value="1281" calcext:value-type="float">
            <text:p>12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54" calcext:value-type="float">
            <text:p>254</text:p>
          </table:table-cell>
          <table:table-cell table:formula="of:= (255 - [.C20]) + (511-[.B20])*256" office:value-type="float" office:value="1537" calcext:value-type="float">
            <text:p>15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254" calcext:value-type="float">
            <text:p>254</text:p>
          </table:table-cell>
          <table:table-cell table:formula="of:= (255 - [.C21]) + (511-[.B21])*256"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254" calcext:value-type="float">
            <text:p>254</text:p>
          </table:table-cell>
          <table:table-cell table:formula="of:= (255 - [.C22]) + (511-[.B22])*256" office:value-type="float" office:value="2049" calcext:value-type="float">
            <text:p>2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 (255 - [.C23]) + (511-[.B23])*256" office:value-type="float" office:value="65534" calcext:value-type="float">
            <text:p>655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 (255 - [.C24]) + (511-[.B24])*256" office:value-type="float" office:value="65535" calcext:value-type="float">
            <text:p>6553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 256*256  + [.C26] + [.B26]*256" office:value-type="float" office:value="65536" calcext:value-type="float">
            <text:p>65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 256*256  + [.C27] + [.B27]*256" office:value-type="float" office:value="65537" calcext:value-type="float">
            <text:p>655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 256*256  + [.C28] + [.B28]*256" office:value-type="float" office:value="65538" calcext:value-type="float">
            <text:p>655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 256*256  + [.C29] + [.B29]*256" office:value-type="float" office:value="65539" calcext:value-type="float">
            <text:p>655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 256*256  + [.C30] + [.B30]*256" office:value-type="float" office:value="65540" calcext:value-type="float">
            <text:p>655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 256*256  + [.C31] + [.B31]*256" office:value-type="float" office:value="65541" calcext:value-type="float">
            <text:p>655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 256*256  + [.C32] + [.B32]*256" office:value-type="float" office:value="65542" calcext:value-type="float">
            <text:p>655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 256*256  + [.C33] + [.B33]*256" office:value-type="float" office:value="65543" calcext:value-type="float">
            <text:p>655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 256*256  + [.C34] + [.B34]*256" office:value-type="float" office:value="65792" calcext:value-type="float">
            <text:p>657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 256*256  + [.C35] + [.B35]*256" office:value-type="float" office:value="66048" calcext:value-type="float">
            <text:p>660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 256*256  + [.C36] + [.B36]*256" office:value-type="float" office:value="66304" calcext:value-type="float">
            <text:p>663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 256*256  + [.C37] + [.B37]*256" office:value-type="float" office:value="66560" calcext:value-type="float">
            <text:p>665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 256*256  + [.C38] + [.B38]*256" office:value-type="float" office:value="66816" calcext:value-type="float">
            <text:p>6681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/>
          <table:table-cell table:formula="of:= 256*256  + [.C39] + [.B39]*256" office:value-type="float" office:value="131071" calcext:value-type="float">
            <text:p>13107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/>
          <table:table-cell table:formula="of:= 256*256  + [.C40] + [.B40]*256" office:value-type="float" office:value="131071" calcext:value-type="float">
            <text:p>13107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2*256*256  + ([.C42]-256)  +  [.B42]*256" office:value-type="float" office:value="131072" calcext:value-type="float">
            <text:p>13107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formula="of:=2*256*256  + ([.C43]-256)  +  [.B43]*256" office:value-type="float" office:value="131073" calcext:value-type="float">
            <text:p>13107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formula="of:=2*256*256  + ([.C44]-256)  +  [.B44]*256" office:value-type="float" office:value="131074" calcext:value-type="float">
            <text:p>13107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table:formula="of:=2*256*256  + ([.C45]-256)  +  [.B45]*256" office:value-type="float" office:value="131075" calcext:value-type="float">
            <text:p>13107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2*256*256  + ([.C46]-256)  +  [.B46]*256" office:value-type="float" office:value="131076" calcext:value-type="float">
            <text:p>13107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table:formula="of:=2*256*256  + ([.C47]-256)  +  [.B47]*256" office:value-type="float" office:value="131077" calcext:value-type="float">
            <text:p>13107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formula="of:=2*256*256  + ([.C48]-256)  +  [.B48]*256" office:value-type="float" office:value="131078" calcext:value-type="float">
            <text:p>13107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table:formula="of:=2*256*256  + ([.C49]-256)  +  [.B49]*256" office:value-type="float" office:value="131079" calcext:value-type="float">
            <text:p>13107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table:formula="of:=2*256*256  + ([.C50]-256)  +  [.B50]*256" office:value-type="float" office:value="131080" calcext:value-type="float">
            <text:p>13108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256*256  + ([.C51]-256)  +  [.B51]*256" office:value-type="float" office:value="131072" calcext:value-type="float">
            <text:p>13107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256*256  + ([.C52]-256)  +  [.B52]*256" office:value-type="float" office:value="131328" calcext:value-type="float">
            <text:p>13132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256*256  + ([.C53]-256)  +  [.B53]*256" office:value-type="float" office:value="131584" calcext:value-type="float">
            <text:p>13158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256*256  + ([.C54]-256)  +  [.B54]*256" office:value-type="float" office:value="131840" calcext:value-type="float">
            <text:p>131840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formula="of:=2*256*256  + ([.C55]-256)  +  [.B55]*256" office:value-type="float" office:value="196606" calcext:value-type="float">
            <text:p>196606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[.C56]-256)  +  [.B56]*256" office:value-type="float" office:value="196607" calcext:value-type="float">
            <text:p>1966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511" calcext:value-type="float">
            <text:p>511</text:p>
          </table:table-cell>
          <table:table-cell table:number-columns-repeated="3"/>
          <table:table-cell table:formula="of:=3*256*256  + (511-[.C58] ) + (511 -[.B58])*256" office:value-type="float" office:value="196608" calcext:value-type="float">
            <text:p>196608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table:formula="of:=3*256*256  + (511-[.C59] ) + (511 -[.B59])*256" office:value-type="float" office:value="196609" calcext:value-type="float">
            <text:p>196609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  <table:table-cell table:number-columns-repeated="3"/>
          <table:table-cell table:formula="of:=3*256*256  + (511-[.C60] ) + (511 -[.B60])*256" office:value-type="float" office:value="196610" calcext:value-type="float">
            <text:p>196610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  <table:table-cell table:number-columns-repeated="3"/>
          <table:table-cell table:formula="of:=3*256*256  + (511-[.C61] ) + (511 -[.B61])*256" office:value-type="float" office:value="196611" calcext:value-type="float">
            <text:p>196611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507" calcext:value-type="float">
            <text:p>507</text:p>
          </table:table-cell>
          <table:table-cell table:number-columns-repeated="3"/>
          <table:table-cell table:formula="of:=3*256*256  + (511-[.C62] ) + (511 -[.B62])*256" office:value-type="float" office:value="196612" calcext:value-type="float">
            <text:p>196612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506" calcext:value-type="float">
            <text:p>506</text:p>
          </table:table-cell>
          <table:table-cell table:number-columns-repeated="3"/>
          <table:table-cell table:formula="of:=3*256*256  + (511-[.C63] ) + (511 -[.B63])*256" office:value-type="float" office:value="196613" calcext:value-type="float">
            <text:p>196613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formula="of:=3*256*256  + (511-[.C64] ) + (511 -[.B64])*256" office:value-type="float" office:value="196863" calcext:value-type="float">
            <text:p>196863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3*256*256  + (511-[.C65] ) + (511 -[.B65])*256" office:value-type="float" office:value="196864" calcext:value-type="float">
            <text:p>196864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3*256*256  + (511-[.C66] ) + (511 -[.B66])*256" office:value-type="float" office:value="197120" calcext:value-type="float">
            <text:p>19712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table:number-columns-repeated="3"/>
          <table:table-cell table:formula="of:=3*256*256  + (511-[.C67] ) + (511 -[.B67])*256" office:value-type="float" office:value="262137" calcext:value-type="float">
            <text:p>262137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3*256*256  + (511-[.C68] ) + (511 -[.B68])*256" office:value-type="float" office:value="262138" calcext:value-type="float">
            <text:p>262138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table:formula="of:=3*256*256  + (511-[.C69] ) + (511 -[.B69])*256" office:value-type="float" office:value="262139" calcext:value-type="float">
            <text:p>262139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table:number-columns-repeated="3"/>
          <table:table-cell table:formula="of:=3*256*256  + (511-[.C70] ) + (511 -[.B70])*256" office:value-type="float" office:value="262140" calcext:value-type="float">
            <text:p>26214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table:formula="of:=3*256*256  + (511-[.C71] ) + (511 -[.B71])*256" office:value-type="float" office:value="262141" calcext:value-type="float">
            <text:p>262141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table:number-columns-repeated="3"/>
          <table:table-cell table:formula="of:=3*256*256  + (511-[.C72] ) + (511 -[.B72])*256" office:value-type="float" office:value="262142" calcext:value-type="float">
            <text:p>262142</text:p>
          </table:table-cell>
        </table:table-row>
        <table:table-row table:style-name="ro1">
          <table:table-cell/>
          <table:table-cell table:number-columns-repeated="2" office:value-type="float" office:value="256" calcext:value-type="float">
            <text:p>256</text:p>
          </table:table-cell>
          <table:table-cell table:number-columns-repeated="3"/>
          <table:table-cell table:formula="of:=3*256*256  + (511-[.C73] ) + (511 -[.B73])*256" office:value-type="float" office:value="262143" calcext:value-type="float">
            <text:p>262143</text:p>
          </table:table-cell>
        </table:table-row>
      </table:table>
      <table:table table:name="BottomLeft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hip0</text:p>
          </table:table-cell>
          <table:table-cell office:value-type="string" calcext:value-type="string">
            <text:p>Chip1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Chip3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Ch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[.B4] - 256 +[.C4]*25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B5] - 256 +[.C5]*256"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B6] - 256 +[.C6]*256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[.B7] - 256 +[.C7]*256" office:value-type="float" office:value="768" calcext:value-type="float">
            <text:p>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[.B8] - 256 +[.C8]*256" office:value-type="float" office:value="1024" calcext:value-type="float">
            <text:p>1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[.B9] - 256 +[.C9]*256" office:value-type="float" office:value="1280" calcext:value-type="float">
            <text:p>1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[.B10] - 256 +[.C10]*256" office:value-type="float" office:value="1536" calcext:value-type="float">
            <text:p>1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[.B11] - 256 +[.C11]*256" office:value-type="float" office:value="1792" calcext:value-type="float">
            <text:p>1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B12] - 256 +[.C12]*256" office:value-type="float" office:value="2048" calcext:value-type="float">
            <text:p>2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table:formula="of:=[.B13] - 256 +[.C13]*256" office:value-type="float" office:value="2304" calcext:value-type="float">
            <text:p>2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[.B14] - 256 +[.C14]*256" office:value-type="float" office:value="2560" calcext:value-type="float">
            <text:p>25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table:formula="of:=[.B15] - 256 +[.C15]*256" office:value-type="float" office:value="2816" calcext:value-type="float">
            <text:p>2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table:formula="of:=[.B16] - 256 +[.C16]*256" office:value-type="float" office:value="3072" calcext:value-type="float">
            <text:p>3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[.B17] - 256 +[.C17]*25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formula="of:=[.B18] - 256 +[.C18]*25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formula="of:=[.B19] - 256 +[.C19]*256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formula="of:=[.B20] - 256 +[.C20]*256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B21] - 256 +[.C21]*256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formula="of:=[.B22] - 256 +[.C22]*256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[.B23] - 256 +[.C23]*256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formula="of:=[.B24] - 256 +[.C24]*256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B25] - 256 +[.C25]*256" office:value-type="float" office:value="-256" calcext:value-type="float">
            <text:p>-25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B26] - 256 +[.C26]*256" office:value-type="float" office:value="-256" calcext:value-type="float">
            <text:p>-25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B27] - 256 +[.C27]*256" office:value-type="float" office:value="-256" calcext:value-type="float">
            <text:p>-25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56" calcext:value-type="float">
            <text:p>256</text:p>
          </table:table-cell>
          <table:table-cell table:formula="of:=[.B28] - 256 +[.C28]*256" office:value-type="float" office:value="65536" calcext:value-type="float">
            <text:p>65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formula="of:=[.B29] - 256 +[.C29]*256" office:value-type="float" office:value="65537" calcext:value-type="float">
            <text:p>65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56" calcext:value-type="float">
            <text:p>256</text:p>
          </table:table-cell>
          <table:table-cell table:formula="of:=[.B30] - 256 +[.C30]*256" office:value-type="float" office:value="65538" calcext:value-type="float">
            <text:p>65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table:formula="of:=[.B31] - 256 +[.C31]*256" office:value-type="float" office:value="65539" calcext:value-type="float">
            <text:p>65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table:formula="of:=[.B32] - 256 +[.C32]*256" office:value-type="float" office:value="65540" calcext:value-type="float">
            <text:p>655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table:formula="of:=[.B33] - 256 +[.C33]*256" office:value-type="float" office:value="65541" calcext:value-type="float">
            <text:p>65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table:formula="of:=[.B34] - 256 +[.C34]*256" office:value-type="float" office:value="65542" calcext:value-type="float">
            <text:p>65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256" calcext:value-type="float">
            <text:p>256</text:p>
          </table:table-cell>
          <table:table-cell table:formula="of:=[.B35] - 256 +[.C35]*256" office:value-type="float" office:value="65543" calcext:value-type="float">
            <text:p>65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table:formula="of:=[.B36] - 256 +[.C36]*256" office:value-type="float" office:value="65544" calcext:value-type="float">
            <text:p>65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256" calcext:value-type="float">
            <text:p>256</text:p>
          </table:table-cell>
          <table:table-cell table:formula="of:=[.B37] - 256 +[.C37]*256" office:value-type="float" office:value="65545" calcext:value-type="float">
            <text:p>65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256" calcext:value-type="float">
            <text:p>256</text:p>
          </table:table-cell>
          <table:table-cell table:formula="of:=[.B38] - 256 +[.C38]*256" office:value-type="float" office:value="65546" calcext:value-type="float">
            <text:p>65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256" calcext:value-type="float">
            <text:p>256</text:p>
          </table:table-cell>
          <table:table-cell table:formula="of:=[.B39] - 256 +[.C39]*256" office:value-type="float" office:value="65547" calcext:value-type="float">
            <text:p>65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table:formula="of:=[.B40] - 256 +[.C40]*256" office:value-type="float" office:value="65548" calcext:value-type="float">
            <text:p>65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256" calcext:value-type="float">
            <text:p>256</text:p>
          </table:table-cell>
          <table:table-cell table:formula="of:=[.B41] - 256 +[.C41]*256" office:value-type="float" office:value="65549" calcext:value-type="float">
            <text:p>65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256" calcext:value-type="float">
            <text:p>256</text:p>
          </table:table-cell>
          <table:table-cell table:formula="of:=[.B42] - 256 +[.C42]*256" office:value-type="float" office:value="65550" calcext:value-type="float">
            <text:p>655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256" calcext:value-type="float">
            <text:p>256</text:p>
          </table:table-cell>
          <table:table-cell table:formula="of:=[.B43] - 256 +[.C43]*256" office:value-type="float" office:value="65551" calcext:value-type="float">
            <text:p>65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256" calcext:value-type="float">
            <text:p>256</text:p>
          </table:table-cell>
          <table:table-cell table:formula="of:=[.B44] - 256 +[.C44]*256" office:value-type="float" office:value="65552" calcext:value-type="float">
            <text:p>65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256" calcext:value-type="float">
            <text:p>256</text:p>
          </table:table-cell>
          <table:table-cell table:formula="of:=[.B45] - 256 +[.C45]*256" office:value-type="float" office:value="65553" calcext:value-type="float">
            <text:p>65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256" calcext:value-type="float">
            <text:p>256</text:p>
          </table:table-cell>
          <table:table-cell table:formula="of:=[.B46] - 256 +[.C46]*256" office:value-type="float" office:value="65554" calcext:value-type="float">
            <text:p>6555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repeated="2" office:value-type="float" office:value="511" calcext:value-type="float">
            <text:p>511</text:p>
          </table:table-cell>
          <table:table-cell/>
          <table:table-cell table:formula="of:=2*256*256+(255-[.B48])-256*([.C48]-256)" office:value-type="float" office:value="65536" calcext:value-type="float">
            <text:p>65536</text:p>
          </table:table-cell>
          <table:table-cell table:number-columns-repeated="2"/>
          <table:table-cell table:formula="of:=256*256+(511-[.B48])+(511-[.C48])*256" office:value-type="float" office:value="65536" calcext:value-type="float">
            <text:p>65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49])-256*([.C49]-256)" office:value-type="float" office:value="65537" calcext:value-type="float">
            <text:p>65537</text:p>
          </table:table-cell>
          <table:table-cell table:number-columns-repeated="2"/>
          <table:table-cell table:formula="of:=256*256+(511-[.B49])+(511-[.C49])*256" office:value-type="float" office:value="65537" calcext:value-type="float">
            <text:p>655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0])-256*([.C50]-256)" office:value-type="float" office:value="65538" calcext:value-type="float">
            <text:p>65538</text:p>
          </table:table-cell>
          <table:table-cell table:number-columns-repeated="2"/>
          <table:table-cell table:formula="of:=256*256+(511-[.B50])+(511-[.C50])*256" office:value-type="float" office:value="65538" calcext:value-type="float">
            <text:p>655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1])-256*([.C51]-256)" office:value-type="float" office:value="65539" calcext:value-type="float">
            <text:p>65539</text:p>
          </table:table-cell>
          <table:table-cell table:number-columns-repeated="2"/>
          <table:table-cell table:formula="of:=256*256+(511-[.B51])+(511-[.C51])*256" office:value-type="float" office:value="65539" calcext:value-type="float">
            <text:p>655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2])-256*([.C52]-256)" office:value-type="float" office:value="65540" calcext:value-type="float">
            <text:p>65540</text:p>
          </table:table-cell>
          <table:table-cell table:number-columns-repeated="2"/>
          <table:table-cell table:formula="of:=256*256+(511-[.B52])+(511-[.C52])*256" office:value-type="float" office:value="65540" calcext:value-type="float">
            <text:p>655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3])-256*([.C53]-256)" office:value-type="float" office:value="65541" calcext:value-type="float">
            <text:p>65541</text:p>
          </table:table-cell>
          <table:table-cell table:number-columns-repeated="2"/>
          <table:table-cell table:formula="of:=256*256+(511-[.B53])+(511-[.C53])*256" office:value-type="float" office:value="65541" calcext:value-type="float">
            <text:p>655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4])-256*([.C54]-256)" office:value-type="float" office:value="65542" calcext:value-type="float">
            <text:p>65542</text:p>
          </table:table-cell>
          <table:table-cell table:number-columns-repeated="2"/>
          <table:table-cell table:formula="of:=256*256+(511-[.B54])+(511-[.C54])*256" office:value-type="float" office:value="65542" calcext:value-type="float">
            <text:p>655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5])-256*([.C55]-256)" office:value-type="float" office:value="65543" calcext:value-type="float">
            <text:p>65543</text:p>
          </table:table-cell>
          <table:table-cell table:number-columns-repeated="2"/>
          <table:table-cell table:formula="of:=256*256+(511-[.B55])+(511-[.C55])*256" office:value-type="float" office:value="65543" calcext:value-type="float">
            <text:p>655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6])-256*([.C56]-256)" office:value-type="float" office:value="65544" calcext:value-type="float">
            <text:p>65544</text:p>
          </table:table-cell>
          <table:table-cell table:number-columns-repeated="2"/>
          <table:table-cell table:formula="of:=256*256+(511-[.B56])+(511-[.C56])*256" office:value-type="float" office:value="65544" calcext:value-type="float">
            <text:p>655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7])-256*([.C57]-256)" office:value-type="float" office:value="65545" calcext:value-type="float">
            <text:p>65545</text:p>
          </table:table-cell>
          <table:table-cell table:number-columns-repeated="2"/>
          <table:table-cell table:formula="of:=256*256+(511-[.B57])+(511-[.C57])*256" office:value-type="float" office:value="65545" calcext:value-type="float">
            <text:p>65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8])-256*([.C58]-256)" office:value-type="float" office:value="65546" calcext:value-type="float">
            <text:p>65546</text:p>
          </table:table-cell>
          <table:table-cell table:number-columns-repeated="2"/>
          <table:table-cell table:formula="of:=256*256+(511-[.B58])+(511-[.C58])*256" office:value-type="float" office:value="65546" calcext:value-type="float">
            <text:p>655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9])-256*([.C59]-256)" office:value-type="float" office:value="65547" calcext:value-type="float">
            <text:p>65547</text:p>
          </table:table-cell>
          <table:table-cell table:number-columns-repeated="2"/>
          <table:table-cell table:formula="of:=256*256+(511-[.B59])+(511-[.C59])*256" office:value-type="float" office:value="65547" calcext:value-type="float">
            <text:p>6554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6" calcext:value-type="float">
            <text:p>256</text:p>
          </table:table-cell>
          <table:table-cell/>
          <table:table-cell table:formula="of:=2*256*256+(255-[.B60])-256*([.C60]-256)" office:value-type="float" office:value="131071" calcext:value-type="float">
            <text:p>131071</text:p>
          </table:table-cell>
          <table:table-cell table:number-columns-repeated="2"/>
          <table:table-cell table:formula="of:=256*256+(511-[.B60])+(511-[.C60])*256" office:value-type="float" office:value="131071" calcext:value-type="float">
            <text:p>131071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2*256*256+(255-[.B61])-256*([.C61]-256)" office:value-type="float" office:value="196863" calcext:value-type="float">
            <text:p>19686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12" calcext:value-type="float">
            <text:p>512</text:p>
          </table:table-cell>
          <table:table-cell/>
          <table:table-cell table:formula="of:=2*256*256+(255-[.B62])-256*([.C62]-256)" office:value-type="float" office:value="65279" calcext:value-type="float">
            <text:p>652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63])-256*([.C63]-256)" office:value-type="float" office:value="65535" calcext:value-type="float">
            <text:p>655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2*256*256+(255-[.B64])-256*([.C64]-256)" office:value-type="float" office:value="65791" calcext:value-type="float">
            <text:p>657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2*256*256+(255-[.B65])-256*([.C65]-256)" office:value-type="float" office:value="66047" calcext:value-type="float">
            <text:p>660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2*256*256+(255-[.B66])-256*([.C66]-256)" office:value-type="float" office:value="66303" calcext:value-type="float">
            <text:p>6630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56" calcext:value-type="float">
            <text:p>256</text:p>
          </table:table-cell>
          <table:table-cell/>
          <table:table-cell table:formula="of:=2*256*256+(255-[.B67])-256*([.C67]-256)" office:value-type="float" office:value="131071" calcext:value-type="float">
            <text:p>1310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/>
          <table:table-cell table:formula="of:=2*256*256+(255-[.B68])-256*([.C68]-256)" office:value-type="float" office:value="130815" calcext:value-type="float">
            <text:p>1308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2*256*256+(255-[.B69])-256*([.C69]-256)" office:value-type="float" office:value="130559" calcext:value-type="float">
            <text:p>1305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2*256*256+(255-[.B70])-256*([.C70]-256)" office:value-type="float" office:value="130303" calcext:value-type="float">
            <text:p>1303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2*256*256+(255-[.B71])-256*([.C71]-256)" office:value-type="float" office:value="130047" calcext:value-type="float">
            <text:p>1300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2*256*256+(255-[.B72])-256*([.C72]-256)" office:value-type="float" office:value="129791" calcext:value-type="float">
            <text:p>12979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4]) +256*(511 - [.C74])" office:value-type="float" office:value="131072" calcext:value-type="float">
            <text:p>131072</text:p>
          </table:table-cell>
          <table:table-cell table:number-columns-repeated="2"/>
          <table:table-cell table:formula="of:=2*256*256+(256-1-[.B74])+(2*256-1-[.C74])*256" office:value-type="float" office:value="131072" calcext:value-type="float">
            <text:p>131072</text:p>
          </table:table-cell>
          <table:table-cell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5]) +256*(511 - [.C75])" office:value-type="float" office:value="131073" calcext:value-type="float">
            <text:p>131073</text:p>
          </table:table-cell>
          <table:table-cell table:number-columns-repeated="2"/>
          <table:table-cell table:formula="of:=2*256*256+(256-1-[.B75])+(2*256-1-[.C75])*256" office:value-type="float" office:value="131073" calcext:value-type="float">
            <text:p>131073</text:p>
          </table:table-cell>
          <table:table-cell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6]) +256*(511 - [.C76])" office:value-type="float" office:value="131074" calcext:value-type="float">
            <text:p>131074</text:p>
          </table:table-cell>
          <table:table-cell table:number-columns-repeated="2"/>
          <table:table-cell table:formula="of:=2*256*256+(256-1-[.B76])+(2*256-1-[.C76])*256" office:value-type="float" office:value="131074" calcext:value-type="float">
            <text:p>131074</text:p>
          </table:table-cell>
          <table:table-cell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7]) +256*(511 - [.C77])" office:value-type="float" office:value="131075" calcext:value-type="float">
            <text:p>131075</text:p>
          </table:table-cell>
          <table:table-cell table:number-columns-repeated="2"/>
          <table:table-cell table:formula="of:=2*256*256+(256-1-[.B77])+(2*256-1-[.C77])*256" office:value-type="float" office:value="131075" calcext:value-type="float">
            <text:p>131075</text:p>
          </table:table-cell>
          <table:table-cell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8]) +256*(511 - [.C78])" office:value-type="float" office:value="131076" calcext:value-type="float">
            <text:p>131076</text:p>
          </table:table-cell>
          <table:table-cell table:number-columns-repeated="2"/>
          <table:table-cell table:formula="of:=2*256*256+(256-1-[.B78])+(2*256-1-[.C78])*256" office:value-type="float" office:value="131076" calcext:value-type="float">
            <text:p>131076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9]) +256*(511 - [.C79])" office:value-type="float" office:value="131077" calcext:value-type="float">
            <text:p>131077</text:p>
          </table:table-cell>
          <table:table-cell table:number-columns-repeated="2"/>
          <table:table-cell table:formula="of:=2*256*256+(256-1-[.B79])+(2*256-1-[.C79])*256" office:value-type="float" office:value="131077" calcext:value-type="float">
            <text:p>131077</text:p>
          </table:table-cell>
          <table:table-cell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80]) +256*(511 - [.C80])" office:value-type="float" office:value="131078" calcext:value-type="float">
            <text:p>131078</text:p>
          </table:table-cell>
          <table:table-cell table:number-columns-repeated="2"/>
          <table:table-cell table:formula="of:=2*256*256+(256-1-[.B80])+(2*256-1-[.C80])*256" office:value-type="float" office:value="131078" calcext:value-type="float">
            <text:p>131078</text:p>
          </table:table-cell>
          <table:table-cell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81]) +256*(511 - [.C81])" office:value-type="float" office:value="131079" calcext:value-type="float">
            <text:p>131079</text:p>
          </table:table-cell>
          <table:table-cell table:number-columns-repeated="2"/>
          <table:table-cell table:formula="of:=2*256*256+(256-1-[.B81])+(2*256-1-[.C81])*256" office:value-type="float" office:value="131079" calcext:value-type="float">
            <text:p>131079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82]) +256*(511 - [.C82])" office:value-type="float" office:value="131072" calcext:value-type="float">
            <text:p>131072</text:p>
          </table:table-cell>
          <table:table-cell table:number-columns-repeated="2"/>
          <table:table-cell table:formula="of:=2*256*256+(256-1-[.B82])+(2*256-1-[.C82])*256" office:value-type="float" office:value="131072" calcext:value-type="float">
            <text:p>131072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formula="of:=2*256*256  + (255 -  [.B83]) +256*(511 - [.C83])" office:value-type="float" office:value="131328" calcext:value-type="float">
            <text:p>131328</text:p>
          </table:table-cell>
          <table:table-cell table:number-columns-repeated="2"/>
          <table:table-cell table:formula="of:=2*256*256+(256-1-[.B83])+(2*256-1-[.C83])*256" office:value-type="float" office:value="131328" calcext:value-type="float">
            <text:p>131328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table:formula="of:=2*256*256  + (255 -  [.B84]) +256*(511 - [.C84])" office:value-type="float" office:value="131584" calcext:value-type="float">
            <text:p>131584</text:p>
          </table:table-cell>
          <table:table-cell table:number-columns-repeated="2"/>
          <table:table-cell table:formula="of:=2*256*256+(256-1-[.B84])+(2*256-1-[.C84])*256" office:value-type="float" office:value="131584" calcext:value-type="float">
            <text:p>131584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table:formula="of:=2*256*256  + (255 -  [.B85]) +256*(511 - [.C85])" office:value-type="float" office:value="131840" calcext:value-type="float">
            <text:p>131840</text:p>
          </table:table-cell>
          <table:table-cell table:number-columns-repeated="2"/>
          <table:table-cell table:formula="of:=2*256*256+(256-1-[.B85])+(2*256-1-[.C85])*256" office:value-type="float" office:value="131840" calcext:value-type="float">
            <text:p>131840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table:formula="of:=2*256*256  + (255 -  [.B86]) +256*(511 - [.C86])" office:value-type="float" office:value="132096" calcext:value-type="float">
            <text:p>132096</text:p>
          </table:table-cell>
          <table:table-cell table:number-columns-repeated="2"/>
          <table:table-cell table:formula="of:=2*256*256+(256-1-[.B86])+(2*256-1-[.C86])*256" office:value-type="float" office:value="132096" calcext:value-type="float">
            <text:p>132096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table:formula="of:=2*256*256  + (255 -  [.B87]) +256*(511 - [.C87])" office:value-type="float" office:value="132352" calcext:value-type="float">
            <text:p>132352</text:p>
          </table:table-cell>
          <table:table-cell table:number-columns-repeated="2"/>
          <table:table-cell table:formula="of:=2*256*256+(256-1-[.B87])+(2*256-1-[.C87])*256" office:value-type="float" office:value="132352" calcext:value-type="float">
            <text:p>132352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2*256*256  + (255 -  [.B88]) +256*(511 - [.C88])" office:value-type="float" office:value="196352" calcext:value-type="float">
            <text:p>196352</text:p>
          </table:table-cell>
          <table:table-cell table:number-columns-repeated="2"/>
          <table:table-cell table:formula="of:=2*256*256+(256-1-[.B88])+(2*256-1-[.C88])*256" office:value-type="float" office:value="196352" calcext:value-type="float">
            <text:p>19635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2*256*256  + (255 -  [.B89]) +256*(511 - [.C89])" office:value-type="float" office:value="196607" calcext:value-type="float">
            <text:p>196607</text:p>
          </table:table-cell>
          <table:table-cell table:number-columns-repeated="2"/>
          <table:table-cell table:formula="of:=2*256*256+(256-1-[.B89])+(2*256-1-[.C89])*256" office:value-type="float" office:value="196607" calcext:value-type="float">
            <text:p>19660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table:formula="of:=2*256*256  + (255 -  [.B90]) +256*(511 - [.C90])" office:value-type="float" office:value="131070" calcext:value-type="float">
            <text:p>131070</text:p>
          </table:table-cell>
          <table:table-cell table:number-columns-repeated="2"/>
          <table:table-cell table:formula="of:=2*256*256+(256-1-[.B90])+(2*256-1-[.C90])*256" office:value-type="float" office:value="131070" calcext:value-type="float">
            <text:p>13107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91]) +256*(511 - [.C91])" office:value-type="float" office:value="131325" calcext:value-type="float">
            <text:p>131325</text:p>
          </table:table-cell>
          <table:table-cell table:number-columns-repeated="2"/>
          <table:table-cell table:formula="of:=2*256*256+(256-1-[.B91])+(2*256-1-[.C91])*256" office:value-type="float" office:value="131325" calcext:value-type="float">
            <text:p>13132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formula="of:=2*256*256  + (255 -  [.B92]) +256*(511 - [.C92])" office:value-type="float" office:value="131580" calcext:value-type="float">
            <text:p>131580</text:p>
          </table:table-cell>
          <table:table-cell table:number-columns-repeated="2"/>
          <table:table-cell table:formula="of:=2*256*256+(256-1-[.B92])+(2*256-1-[.C92])*256" office:value-type="float" office:value="131580" calcext:value-type="float">
            <text:p>13158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table:formula="of:=2*256*256  + (255 -  [.B93]) +256*(511 - [.C93])" office:value-type="float" office:value="131835" calcext:value-type="float">
            <text:p>131835</text:p>
          </table:table-cell>
          <table:table-cell table:number-columns-repeated="2"/>
          <table:table-cell table:formula="of:=2*256*256+(256-1-[.B93])+(2*256-1-[.C93])*256" office:value-type="float" office:value="131835" calcext:value-type="float">
            <text:p>13183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table:formula="of:=2*256*256  + (255 -  [.B94]) +256*(511 - [.C94])" office:value-type="float" office:value="132090" calcext:value-type="float">
            <text:p>132090</text:p>
          </table:table-cell>
          <table:table-cell table:number-columns-repeated="2"/>
          <table:table-cell table:formula="of:=2*256*256+(256-1-[.B94])+(2*256-1-[.C94])*256" office:value-type="float" office:value="132090" calcext:value-type="float">
            <text:p>13209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formula="of:=2*256*256  + (255 -  [.B95]) +256*(511 - [.C95])" office:value-type="float" office:value="196351" calcext:value-type="float">
            <text:p>196351</text:p>
          </table:table-cell>
          <table:table-cell table:number-columns-repeated="2"/>
          <table:table-cell table:formula="of:=2*256*256+(256-1-[.B95])+(2*256-1-[.C95])*256" office:value-type="float" office:value="196351" calcext:value-type="float">
            <text:p>19635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2*256*256  + (255 -  [.B96]) +256*(511 - [.C96])" office:value-type="float" office:value="196607" calcext:value-type="float">
            <text:p>196607</text:p>
          </table:table-cell>
          <table:table-cell table:number-columns-repeated="2"/>
          <table:table-cell table:formula="of:=2*256*256+(256-1-[.B96])+(2*256-1-[.C96])*256" office:value-type="float" office:value="196607" calcext:value-type="float">
            <text:p>19660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formula="of:=2*256*256  + (255 -  [.B97]) +256*(511 - [.C97])" office:value-type="float" office:value="196351" calcext:value-type="float">
            <text:p>196351</text:p>
          </table:table-cell>
          <table:table-cell table:number-columns-repeated="2"/>
          <table:table-cell table:formula="of:=2*256*256+(256-1-[.B97])+(2*256-1-[.C97])*256" office:value-type="float" office:value="196351" calcext:value-type="float">
            <text:p>19635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formula="of:=2*256*256  + (255 -  [.B98]) +256*(511 - [.C98])" office:value-type="float" office:value="196095" calcext:value-type="float">
            <text:p>196095</text:p>
          </table:table-cell>
          <table:table-cell table:number-columns-repeated="2"/>
          <table:table-cell table:formula="of:=2*256*256+(256-1-[.B98])+(2*256-1-[.C98])*256" office:value-type="float" office:value="196095" calcext:value-type="float">
            <text:p>19609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table:formula="of:=2*256*256  + (255 -  [.B99]) +256*(511 - [.C99])" office:value-type="float" office:value="195839" calcext:value-type="float">
            <text:p>195839</text:p>
          </table:table-cell>
          <table:table-cell table:number-columns-repeated="2"/>
          <table:table-cell table:formula="of:=2*256*256+(256-1-[.B99])+(2*256-1-[.C99])*256" office:value-type="float" office:value="195839" calcext:value-type="float">
            <text:p>19583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2*256*256  + (255 -  [.B100]) +256*(511 - [.C100])" office:value-type="float" office:value="195583" calcext:value-type="float">
            <text:p>195583</text:p>
          </table:table-cell>
          <table:table-cell table:number-columns-repeated="2"/>
          <table:table-cell table:formula="of:=2*256*256+(256-1-[.B100])+(2*256-1-[.C100])*256" office:value-type="float" office:value="195583" calcext:value-type="float">
            <text:p>19558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table:formula="of:=2*256*256  + (255 -  [.B101]) +256*(511 - [.C101])" office:value-type="float" office:value="195327" calcext:value-type="float">
            <text:p>195327</text:p>
          </table:table-cell>
          <table:table-cell table:number-columns-repeated="2"/>
          <table:table-cell table:formula="of:=2*256*256+(256-1-[.B101])+(2*256-1-[.C101])*256" office:value-type="float" office:value="195327" calcext:value-type="float">
            <text:p>19532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formula="of:=2*256*256  + (255 -  [.B102]) +256*(511 - [.C102])" office:value-type="float" office:value="195071" calcext:value-type="float">
            <text:p>195071</text:p>
          </table:table-cell>
          <table:table-cell table:number-columns-repeated="2"/>
          <table:table-cell table:formula="of:=2*256*256+(256-1-[.B102])+(2*256-1-[.C102])*256" office:value-type="float" office:value="195071" calcext:value-type="float">
            <text:p>19507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*256*256 + [.B104]+[.C104]*256" office:value-type="float" office:value="196608" calcext:value-type="float">
            <text:p>196608</text:p>
          </table:table-cell>
          <table:table-cell table:number-columns-repeated="2"/>
          <table:table-cell table:formula="of:=3*256*256+[.B104]+[.C104]*256" office:value-type="float" office:value="196608" calcext:value-type="float">
            <text:p>1966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*256*256 + [.B105]+[.C105]*256" office:value-type="float" office:value="196864" calcext:value-type="float">
            <text:p>196864</text:p>
          </table:table-cell>
          <table:table-cell table:number-columns-repeated="2"/>
          <table:table-cell table:formula="of:=3*256*256+[.B105]+[.C105]*256" office:value-type="float" office:value="196864" calcext:value-type="float">
            <text:p>1968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*256*256 + [.B106]+[.C106]*256" office:value-type="float" office:value="197120" calcext:value-type="float">
            <text:p>197120</text:p>
          </table:table-cell>
          <table:table-cell table:number-columns-repeated="2"/>
          <table:table-cell table:formula="of:=3*256*256+[.B106]+[.C106]*256" office:value-type="float" office:value="197120" calcext:value-type="float">
            <text:p>1971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*256*256 + [.B107]+[.C107]*256" office:value-type="float" office:value="197376" calcext:value-type="float">
            <text:p>197376</text:p>
          </table:table-cell>
          <table:table-cell table:number-columns-repeated="2"/>
          <table:table-cell table:formula="of:=3*256*256+[.B107]+[.C107]*256" office:value-type="float" office:value="197376" calcext:value-type="float">
            <text:p>1973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*256*256 + [.B108]+[.C108]*256" office:value-type="float" office:value="197632" calcext:value-type="float">
            <text:p>197632</text:p>
          </table:table-cell>
          <table:table-cell table:number-columns-repeated="2"/>
          <table:table-cell table:formula="of:=3*256*256+[.B108]+[.C108]*256" office:value-type="float" office:value="197632" calcext:value-type="float">
            <text:p>1976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3*256*256 + [.B109]+[.C109]*256" office:value-type="float" office:value="196609" calcext:value-type="float">
            <text:p>196609</text:p>
          </table:table-cell>
          <table:table-cell table:number-columns-repeated="2"/>
          <table:table-cell table:formula="of:=3*256*256+[.B109]+[.C109]*256" office:value-type="float" office:value="196609" calcext:value-type="float">
            <text:p>1966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3*256*256 + [.B110]+[.C110]*256" office:value-type="float" office:value="196610" calcext:value-type="float">
            <text:p>196610</text:p>
          </table:table-cell>
          <table:table-cell table:number-columns-repeated="2"/>
          <table:table-cell table:formula="of:=3*256*256+[.B110]+[.C110]*256" office:value-type="float" office:value="196610" calcext:value-type="float">
            <text:p>1966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3*256*256 + [.B111]+[.C111]*256" office:value-type="float" office:value="196611" calcext:value-type="float">
            <text:p>196611</text:p>
          </table:table-cell>
          <table:table-cell table:number-columns-repeated="2"/>
          <table:table-cell table:formula="of:=3*256*256+[.B111]+[.C111]*256" office:value-type="float" office:value="196611" calcext:value-type="float">
            <text:p>1966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3*256*256 + [.B112]+[.C112]*256" office:value-type="float" office:value="196612" calcext:value-type="float">
            <text:p>196612</text:p>
          </table:table-cell>
          <table:table-cell table:number-columns-repeated="2"/>
          <table:table-cell table:formula="of:=3*256*256+[.B112]+[.C112]*256" office:value-type="float" office:value="196612" calcext:value-type="float">
            <text:p>196612</text:p>
          </table:table-cell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table:number-columns-repeated="3"/>
          <table:table-cell table:formula="of:=3*256*256 + [.B113]+[.C113]*256" office:value-type="float" office:value="262143" calcext:value-type="float">
            <text:p>262143</text:p>
          </table:table-cell>
          <table:table-cell table:number-columns-repeated="2"/>
          <table:table-cell table:formula="of:=3*256*256+[.B113]+[.C113]*256" office:value-type="float" office:value="262143" calcext:value-type="float">
            <text:p>262143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4]+[.C114]*256" office:value-type="float" office:value="262142" calcext:value-type="float">
            <text:p>262142</text:p>
          </table:table-cell>
          <table:table-cell table:number-columns-repeated="2"/>
          <table:table-cell table:formula="of:=3*256*256+[.B114]+[.C114]*256" office:value-type="float" office:value="262142" calcext:value-type="float">
            <text:p>262142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5]+[.C115]*256" office:value-type="float" office:value="262141" calcext:value-type="float">
            <text:p>262141</text:p>
          </table:table-cell>
          <table:table-cell table:number-columns-repeated="2"/>
          <table:table-cell table:formula="of:=3*256*256+[.B115]+[.C115]*256" office:value-type="float" office:value="262141" calcext:value-type="float">
            <text:p>262141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6]+[.C116]*256" office:value-type="float" office:value="262140" calcext:value-type="float">
            <text:p>262140</text:p>
          </table:table-cell>
          <table:table-cell table:number-columns-repeated="2"/>
          <table:table-cell table:formula="of:=3*256*256+[.B116]+[.C116]*256" office:value-type="float" office:value="262140" calcext:value-type="float">
            <text:p>262140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7]+[.C117]*256" office:value-type="float" office:value="262139" calcext:value-type="float">
            <text:p>262139</text:p>
          </table:table-cell>
          <table:table-cell table:number-columns-repeated="2"/>
          <table:table-cell table:formula="of:=3*256*256+[.B117]+[.C117]*256" office:value-type="float" office:value="262139" calcext:value-type="float">
            <text:p>26213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8]+[.C118]*256" office:value-type="float" office:value="262138" calcext:value-type="float">
            <text:p>262138</text:p>
          </table:table-cell>
          <table:table-cell table:number-columns-repeated="2"/>
          <table:table-cell table:formula="of:=3*256*256+[.B118]+[.C118]*256" office:value-type="float" office:value="262138" calcext:value-type="float">
            <text:p>262138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9]+[.C119]*256" office:value-type="float" office:value="262137" calcext:value-type="float">
            <text:p>262137</text:p>
          </table:table-cell>
          <table:table-cell table:number-columns-repeated="2"/>
          <table:table-cell table:formula="of:=3*256*256+[.B119]+[.C119]*256" office:value-type="float" office:value="262137" calcext:value-type="float">
            <text:p>262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1:54:33.430089657</meta:creation-date>
    <dc:date>2025-01-03T17:03:34.271469136</dc:date>
    <meta:editing-duration>PT2H20M41S</meta:editing-duration>
    <meta:editing-cycles>26</meta:editing-cycles>
    <meta:generator>LibreOffice/7.3.7.2$Linux_X86_64 LibreOffice_project/30$Build-2</meta:generator>
    <meta:document-statistic meta:table-count="3" meta:cell-count="812" meta:object-count="0"/>
  </office:meta>
</office:document-meta>
</file>